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text-properties style:text-underline-style="solid" style:text-underline-width="auto" style:text-underline-color="font-color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splay</text:p>
      <text:p text:style-name="P2"/>
      <text:p text:style-name="P2">-display map 100 x 50 squares</text:p>
      <text:p text:style-name="P2">-show all units, buildings and fog of war</text:p>
      <text:p text:style-name="P2">-show unit health bar with player colour above the unit and the building (hitpoints)</text:p>
      <text:p text:style-name="P2"/>
      <text:p text:style-name="P1">Menus</text:p>
      <text:p text:style-name="P2"/>
      <text:p text:style-name="P2">-show top menu with save request, options and exit </text:p>
      <text:p text:style-name="P2">-right panel with list of maps at top and mini-map at the bottom </text:p>
      <text:p text:style-name="P2">-left panel has unit or building information at the top and the players scores on the bottom </text:p>
      <text:p text:style-name="P2"/>
      <text:p text:style-name="P1">Actions</text:p>
      <text:p text:style-name="P2"/>
      <text:p text:style-name="P2">-select unit</text:p>
      <text:p text:style-name="P2"><text:tab/>-get unit information </text:p>
      <text:p text:style-name="P2">-select group of units </text:p>
      <text:p text:style-name="P2"><text:tab/>-get unit group information </text:p>
      <text:p text:style-name="P2">-given a selected unit give a move request when clicking another square</text:p>
      <text:p text:style-name="P2"><text:tab/>-don't unselect unit </text:p>
      <text:p text:style-name="P2">-given a selected unit give an attack request when clicking another unit or building</text:p>
      <text:p text:style-name="P2">-given a selected tower give an attack request when clicking another tower</text:p>
      <text:p text:style-name="P2">-select buildings </text:p>
      <text:p text:style-name="P2"><text:tab/>-get building information</text:p>
      <text:p text:style-name="P2"><text:tab/>-include unit queue </text:p>
      <text:p text:style-name="P2">-add units to buildings unit queue</text:p>
      <text:p text:style-name="P2"/>
      <text:p text:style-name="P2">-change graphical frame </text:p>
      <text:p text:style-name="P2">-change map</text:p>
      <text:p text:style-name="P2"/>
      <text:p text:style-name="P1">Update game</text:p>
      <text:p text:style-name="P2"/>
      <text:p text:style-name="P2">-change unit health </text:p>
      <text:p text:style-name="P2">-get units that are visible on the mini-map</text:p>
      <text:p text:style-name="P2">-get buildings that are visible on the mini-map</text:p>
      <text:p text:style-name="P2"/>
      <text:p text:style-name="P1">Game setup</text:p>
      <text:p text:style-name="P2"/>
      <text:p text:style-name="P2">-get number of maps and their names</text:p>
      <text:p text:style-name="P2">-set up number of players and their start score</text:p>
      <text:p text:style-name="P2">-get visible map and allies visibility</text:p>
      <text:p text:style-name="P2"/>
      <text:p text:style-name="P1">Model to be drawn</text:p>
      <text:p text:style-name="P1"><text:span text:style-name="T1"/></text:p>
      <text:p text:style-name="P1"><text:span text:style-name="T1">-transition tile</text:span></text:p>
      <text:p text:style-name="P1"><text:span text:style-name="T1">-wall corner</text:span></text:p>
      <text:p text:style-name="P1"><text:span text:style-name="T1">-gate</text:span></text:p>
      <text:p text:style-name="P1"><text:span text:style-name="T1">-building site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arry Martin</meta:initial-creator>
    <meta:creation-date>2015-06-04T07:59:09.93</meta:creation-date>
    <meta:generator>OpenOffice/4.1.1$Win32 OpenOffice.org_project/411m6$Build-9775</meta:generator>
    <dc:date>2015-06-10T09:47:00.57</dc:date>
    <dc:creator>Harry Martin</dc:creator>
    <meta:editing-duration>PT53M42S</meta:editing-duration>
    <meta:editing-cycles>20</meta:editing-cycles>
    <meta:document-statistic meta:table-count="0" meta:image-count="0" meta:object-count="0" meta:page-count="1" meta:paragraph-count="36" meta:word-count="199" meta:character-count="1170"/>
  </office:meta>
</office:document-meta>
</file>